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89051" officeooo:paragraph-rsid="00089051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90c4a" officeooo:paragraph-rsid="00090c4a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b67b7" officeooo:paragraph-rsid="000b67b7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e1224" officeooo:paragraph-rsid="000e1224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0e1d21" officeooo:paragraph-rsid="000e1d21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0e8826" officeooo:paragraph-rsid="000e8826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11e403" officeooo:paragraph-rsid="0011e403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123625" officeooo:paragraph-rsid="00123625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137ecf" officeooo:paragraph-rsid="00137ecf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144166" officeooo:paragraph-rsid="00144166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147858" officeooo:paragraph-rsid="00147858"/>
    </style:style>
    <style:style style:name="P12" style:family="paragraph" style:parent-style-name="Standard">
      <style:paragraph-properties fo:text-align="end" style:justify-single-word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officeooo:rsid="000b67b7" officeooo:paragraph-rsid="000b67b7"/>
    </style:style>
    <style:style style:name="T1" style:family="text">
      <style:text-properties officeooo:rsid="000a3c9f"/>
    </style:style>
    <style:style style:name="T2" style:family="text">
      <style:text-properties officeooo:rsid="000ac778"/>
    </style:style>
    <style:style style:name="T3" style:family="text">
      <style:text-properties officeooo:rsid="000e7beb"/>
    </style:style>
    <style:style style:name="T4" style:family="text">
      <style:text-properties officeooo:rsid="0010a979"/>
    </style:style>
    <style:style style:name="T5" style:family="text">
      <style:text-properties officeooo:rsid="001441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۰- ایمیلم:</text:p>
      <text:p text:style-name="P4"/>
      <text:p text:style-name="P4">alvany.mohammadreza.9621160006@gmail.com</text:p>
      <text:p text:style-name="P1"/>
      <text:p text:style-name="P1"><text:span text:style-name="T1">۱- </text:span>google sheets <text:span text:style-name="T1">استاد </text:span>:</text:p>
      <text:p text:style-name="P1"/>
      <text:p text:style-name="P1"><text:a xlink:type="simple" xlink:href="https://docs.google.com/spreadsheets/d/1r8ZNqzDWvt-cbeBc3sAHr3WklKcEru8dcp1Tvtatfz0/edit#gid=0" text:style-name="Internet_20_link" text:visited-style-name="Visited_20_Internet_20_Link">https://docs.google.com/spreadsheets/d/1r8ZNqzDWvt-cbeBc3sAHr3WklKcEru8dcp1Tvtatfz0/edit#gid=0</text:a></text:p>
      <text:p text:style-name="P1"/>
      <text:p text:style-name="P1"><text:span text:style-name="T1">۳- bit bucket خودم :</text:span></text:p>
      <text:p text:style-name="P1"/>
      <text:p text:style-name="P1"><text:a xlink:type="simple" xlink:href="https://bitbucket.org/dashboard/overview" text:style-name="Internet_20_link" text:visited-style-name="Visited_20_Internet_20_Link">https://bitbucket.org/dashboard/overview</text:a></text:p>
      <text:p text:style-name="P1"/>
      <text:p text:style-name="P2">۳- <text:span text:style-name="T2">گیت هاب :</text:span></text:p>
      <text:p text:style-name="P3">internetname##</text:p>
      <text:p text:style-name="P3"/>
      <text:p text:style-name="P3"><text:a xlink:type="simple" xlink:href="https://github.com/dashboard" text:style-name="Internet_20_link" text:visited-style-name="Visited_20_Internet_20_Link">https://github.com/dashboard</text:a></text:p>
      <text:p text:style-name="P3"/>
      <text:p text:style-name="P7">۴- twitch :</text:p>
      <text:p text:style-name="P7">ie#name2#interne</text:p>
      <text:p text:style-name="P7"/>
      <text:p text:style-name="P7"><text:a xlink:type="simple" xlink:href="https://www.twitch.tv/" text:style-name="Internet_20_link" text:visited-style-name="Visited_20_Internet_20_Link">https://www.twitch.tv/</text:a></text:p>
      <text:p text:style-name="P7"/>
      <text:p text:style-name="P8">۵- <text:span text:style-name="T5">youtube :</text:span></text:p>
      <text:p text:style-name="P10">اکانت گوگل</text:p>
      <text:p text:style-name="P3"/>
      <text:p text:style-name="P3"><text:a xlink:type="simple" xlink:href="https://www.youtube.com/" text:style-name="Internet_20_link" text:visited-style-name="Visited_20_Internet_20_Link">https://www.youtube.com/</text:a></text:p>
      <text:p text:style-name="P3"/>
      <text:p text:style-name="P11">۶- </text:p>
      <text:p text:style-name="P11"/>
      <text:p text:style-name="P12"/>
      <text:p text:style-name="P3"/>
      <text:p text:style-name="P5"/>
      <text:p text:style-name="P5"><text:span text:style-name="T4">۱</text:span>- اس‌<text:span text:style-name="T3">سی‌ام</text:span> گیت:</text:p>
      <text:p text:style-name="P6">git-scm.com</text:p>
      <text:p text:style-name="P6"/>
      <text:p text:style-name="P9">۲-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16:50:33.176752813</meta:creation-date>
    <dc:date>2021-02-14T19:36:54.357790496</dc:date>
    <meta:editing-duration>PT2H46M17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38" meta:character-count="407" meta:non-whitespace-character-count="387"/>
  </office:meta>
</office:document-meta>
</file>